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adornments="Normal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92c7" officeooo:paragraph-rsid="001f92c7"/>
    </style:style>
    <style:style style:name="P2" style:family="paragraph" style:parent-style-name="Text_20_body">
      <style:text-properties fo:font-size="6pt" officeooo:rsid="001f92c7" officeooo:paragraph-rsid="001f92c7" style:font-size-asian="5.25pt" style:font-size-complex="6pt"/>
    </style:style>
    <style:style style:name="P3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style style:name="P4" style:family="paragraph" style:parent-style-name="Text_20_body">
      <style:text-properties officeooo:rsid="001f92c7" officeooo:paragraph-rsid="001f92c7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orphans="0" fo:widows="0" style:page-number="auto" fo:break-before="page" fo:keep-with-next="always"/>
      <style:text-properties fo:font-size="2pt" officeooo:rsid="001f92c7" officeooo:paragraph-rsid="001f92c7" style:font-size-asian="1.75pt" style:font-size-complex="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_('app_name')" text:string-value-if-false="">_('app_name')</text:conditional-text></text:p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2"/>
      <text:p text:style-name="P5"/>
      <text:p text:style-name="P1"><office:annotation><dc:creator>Auteur inconnu</dc:creator><dc:date>2020-04-13T15:10:57.009906962</dc:date><text:p text:style-name="P6"><text:span text:style-name="T1">do text</text:span></text:p><text:p text:style-name="P6"><text:span text:style-name="T1">from xhtml(self.getMergedContent())</text:span></text:p></office:annotatio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adornments="Normal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Normal" style:font-pitch="variable" fo:font-size="22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0pt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10pt" fo:font-weight="bold" style:font-size-asian="75%" style:font-weight-asian="bold" style:font-size-complex="75%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3T14:49:45.916411836</meta:creation-date>
    <dc:date>2020-04-13T15:43:13.256982941</dc:date>
    <meta:editing-duration>PT24M59S</meta:editing-duration>
    <meta:editing-cycles>10</meta:editing-cycles>
    <meta:generator>LibreOffice/6.3.5.2$Linux_X86_64 LibreOffice_project/30$Build-2</meta:generator>
    <meta:document-statistic meta:table-count="0" meta:image-count="0" meta:object-count="0" meta:page-count="2" meta:paragraph-count="4" meta:word-count="7" meta:character-count="36" meta:non-whitespace-character-count="32"/>
  </office:meta>
</office:document-meta>
</file>